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YaHei" svg:font-family="'Microsoft YaHei', Helvetica, 'Meiryo UI', 'Malgun Gothic', 'Segoe UI', 'Trebuchet MS', Monaco, monospace, Tahoma, STXihei, STHeiti, 'Helvetica Neue', 'Droid Sans', 'wenquanyi micro hei', FreeSans, Arimo, Arial, SimSun, Heit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.423cm" style:contextual-spacing="false" fo:line-height="120%" fo:text-align="start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loext:opacity="100%" style:font-name="Microsoft YaHei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cm" fo:margin-bottom="0.423cm" style:contextual-spacing="false" fo:line-height="122%" fo:text-align="start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loext:opacity="100%" style:font-name="Microsoft YaHei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423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Microsoft YaHei" fo:font-size="10.5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Microsoft YaHei" fo:font-size="10.5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nvironment:</text:h>
      <text:p text:style-name="P3">This document introduces you to the data platform architecture of an ecommerce company named SoftCart.</text:p>
      <text:p text:style-name="P3">SoftCart uses a hybrid architecture, with some of its databases on premises and some on cloud.</text:p>
      <text:h text:style-name="P2" text:outline-level="2">Tools and Technologies:</text:h>
      <text:list xml:id="list2440100380" text:style-name="L1">
        <text:list-item>
          <text:p text:style-name="P4">OLTP database - MySQL</text:p>
        </text:list-item>
        <text:list-item>
          <text:p text:style-name="P4">NoSql database - MongoDB</text:p>
        </text:list-item>
        <text:list-item>
          <text:p text:style-name="P4">Production Data warehouse – DB2 on Cloud</text:p>
        </text:list-item>
        <text:list-item>
          <text:p text:style-name="P4">Staging Data warehouse – PostgreSQL</text:p>
        </text:list-item>
        <text:list-item>
          <text:p text:style-name="P4">Big data platform - Hadoop</text:p>
        </text:list-item>
        <text:list-item>
          <text:p text:style-name="P4">Big data analytics platform – Spark</text:p>
        </text:list-item>
        <text:list-item>
          <text:p text:style-name="P4">Business Intelligence Dashboard - IBM Cognos Analytics</text:p>
        </text:list-item>
        <text:list-item>
          <text:p text:style-name="P4">Data Pipelines - Apache Airflow</text:p>
        </text:list-item>
      </text:list>
      <text:h text:style-name="P2" text:outline-level="2">Process:</text:h>
      <text:p text:style-name="P3">SoftCart's online presence is primarily through its website, which customers access using a variety of devices like laptops, mobiles and tablets.</text:p>
      <text:p text:style-name="P3">All the catalog data of the products is stored in the MongoDB NoSQL server.</text:p>
      <text:p text:style-name="P3">All the transactional data like inventory and sales are stored in the MySQL database server.</text:p>
      <text:p text:style-name="P3">SoftCart's webserver is driven entirely by these two databases.</text:p>
      <text:p text:style-name="P3">Data is periodically extracted from these two databases and put into the staging data warehouse running on PostgreSQL.</text:p>
      <text:p text:style-name="P3">The production data warehouse is on the cloud instance of IBM DB2 server.</text:p>
      <text:p text:style-name="P3">BI teams connect to the IBM DB2 for operational dashboard creation. IBM Cognos Analytics is used to create dashboards.</text:p>
      <text:p text:style-name="P3">SoftCart uses Hadoop cluster as its big data platform where all the data is collected for analytics purposes.</text:p>
      <text:p text:style-name="P3">Spark is used to analyse the data on the Hadoop cluster.</text:p>
      <text:p text:style-name="P3"><text:soft-page-break/>To move data between OLTP, NoSQL and the data warehouse, ETL pipelines are used and these run on Apache Airflow.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YaHei" svg:font-family="'Microsoft YaHei', Helvetica, 'Meiryo UI', 'Malgun Gothic', 'Segoe UI', 'Trebuchet MS', Monaco, monospace, Tahoma, STXihei, STHeiti, 'Helvetica Neue', 'Droid Sans', 'wenquanyi micro hei', FreeSans, Arimo, Arial, SimSun, Heit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7:44:22.740262576</meta:creation-date>
    <dc:date>2024-04-30T17:44:57.852462056</dc:date>
    <meta:editing-duration>PT36S</meta:editing-duration>
    <meta:editing-cycles>1</meta:editing-cycles>
    <meta:document-statistic meta:table-count="0" meta:image-count="0" meta:object-count="0" meta:page-count="2" meta:paragraph-count="24" meta:word-count="242" meta:character-count="1475" meta:non-whitespace-character-count="1260"/>
    <meta:generator>LibreOffice/7.3.7.2$Linux_X86_64 LibreOffice_project/30$Build-2</meta:generator>
  </office:meta>
</office:document-meta>
</file>